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6">
      <text:list-level-style-number text:level="1" text:style-name="WW_CharLFO1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54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54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54in" text:min-label-width="0.125in"/>
      </text:list-level-style-number>
    </text:list-style>
    <text:list-style style:name="LFO21">
      <text:list-level-style-number text:level="1" style:num-suffix=")" style:num-format="1">
        <style:list-level-properties text:space-before="0.7291in" text:min-label-width="0.25in"/>
      </text:list-level-style-number>
      <text:list-level-style-number text:level="2" style:num-suffix="." style:num-format="a" style:num-letter-sync="true">
        <style:list-level-properties text:space-before="1.2291in" text:min-label-width="0.25in"/>
      </text:list-level-style-number>
      <text:list-level-style-number text:level="3" style:num-suffix="." style:num-format="i">
        <style:list-level-properties fo:text-align="end" text:space-before="1.8541in" text:min-label-width="0.125in"/>
      </text:list-level-style-number>
      <text:list-level-style-number text:level="4" style:num-suffix="." style:num-format="1">
        <style:list-level-properties text:space-before="2.2291in" text:min-label-width="0.25in"/>
      </text:list-level-style-number>
      <text:list-level-style-number text:level="5" style:num-suffix="." style:num-format="a" style:num-letter-sync="true">
        <style:list-level-properties text:space-before="2.7291in" text:min-label-width="0.25in"/>
      </text:list-level-style-number>
      <text:list-level-style-number text:level="6" style:num-suffix="." style:num-format="i">
        <style:list-level-properties fo:text-align="end" text:space-before="3.3541in" text:min-label-width="0.125in"/>
      </text:list-level-style-number>
      <text:list-level-style-number text:level="7" style:num-suffix="." style:num-format="1">
        <style:list-level-properties text:space-before="3.7291in" text:min-label-width="0.25in"/>
      </text:list-level-style-number>
      <text:list-level-style-number text:level="8" style:num-suffix="." style:num-format="a" style:num-letter-sync="true">
        <style:list-level-properties text:space-before="4.2291in" text:min-label-width="0.25in"/>
      </text:list-level-style-number>
      <text:list-level-style-number text:level="9" style:num-suffix="." style:num-format="i">
        <style:list-level-properties fo:text-align="end" text:space-before="4.8541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text:style-name="WW_CharLFO27LVL1" style:num-suffix=".1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text:style-name="WW_CharLFO28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 style:page-number="auto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fo:hyphenate="true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fo:hyphenate="true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fo:hyphenate="true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fo:hyphenate="true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0pt" fo:language="sr" fo:country="RS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pt" style:font-size-asian="3pt" style:font-size-complex="20pt" fo:language="sr" fo:country="RS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2" style:parent-style-name="Normal" style:family="paragraph"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0pt" fo:language="sr" fo:country="RS" fo:hyphenate="true"/>
    </style:style>
    <style:style style:name="P27" style:parent-style-name="Normal" style:family="paragraph">
      <style:text-properties style:font-name="Times New Roman" style:font-name-complex="Times New Roman" style:font-weight-complex="bold" style:font-size-complex="20pt" fo:language="sr" fo:country="RS" fo:hyphenate="true"/>
    </style:style>
    <style:style style:name="P28" style:parent-style-name="Normal" style:family="paragraph">
      <style:paragraph-properties fo:margin-left="3.9388in">
        <style:tab-stops/>
      </style:paragraph-properties>
      <style:text-properties style:font-name="Times New Roman" style:font-name-complex="Times New Roman" style:font-weight-complex="bold" style:font-size-complex="20pt" fo:language="sr" fo:country="RS" fo:hyphenate="true"/>
    </style:style>
    <style:style style:name="P29" style:parent-style-name="Normal" style:family="paragraph">
      <style:paragraph-properties fo:margin-left="3.4465in" fo:text-indent="0.4923in">
        <style:tab-stops/>
      </style:paragraph-properties>
      <style:text-properties fo:hyphenate="true"/>
    </style:style>
    <style:style style:name="T30" style:parent-style-name="DefaultParagraphFont" style:family="text">
      <style:text-properties style:font-name="Times New Roman" style:font-name-complex="Times New Roman" style:font-weight-complex="bold" style:font-size-complex="20pt" fo:language="sr" fo:country="RS"/>
    </style:style>
    <style:style style:name="T31" style:parent-style-name="DefaultParagraphFont" style:family="text">
      <style:text-properties style:font-name="Times New Roman" style:font-name-complex="Times New Roman" style:font-weight-complex="bold" style:font-size-complex="20pt" fo:language="sr" fo:country="RS"/>
    </style:style>
    <style:style style:name="P32" style:parent-style-name="Standard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34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35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36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37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38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39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0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1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2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3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4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5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6" style:parent-style-name="Normal" style:family="paragraph">
      <style:paragraph-properties fo:text-align="end"/>
      <style:text-properties style:font-name="Times New Roman" style:font-name-complex="Times New Roman" style:font-weight-complex="bold" fo:font-size="14pt" style:font-size-asian="14pt" style:font-size-complex="20pt" fo:language="sr" fo:country="RS" fo:hyphenate="true"/>
    </style:style>
    <style:style style:name="P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48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 fo:hyphenate="true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51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5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6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5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5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sr" fo:country="RS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6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6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69" style:parent-style-name="Standard" style:family="paragraph"/>
    <style:style style:name="T7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7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3" style:parent-style-name="Standard" style:family="paragraph"/>
    <style:style style:name="T7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7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77" style:parent-style-name="Standard" style:family="paragraph"/>
    <style:style style:name="T7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0" style:parent-style-name="Standard" style:family="paragraph"/>
    <style:style style:name="T8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8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4" style:parent-style-name="Standard" style:family="paragraph"/>
    <style:style style:name="T8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87" style:parent-style-name="Standard" style:family="paragraph"/>
    <style:style style:name="T8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8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1" style:parent-style-name="Standard" style:family="paragraph"/>
    <style:style style:name="T9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4" style:parent-style-name="Standard" style:family="paragraph"/>
    <style:style style:name="T9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97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9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1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0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10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03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104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P105" style:parent-style-name="Standard" style:family="paragraph">
      <style:paragraph-properties fo:text-align="center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07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0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0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0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2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3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4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5" style:parent-style-name="Standard" style:family="paragraph"/>
    <style:style style:name="T1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1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11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19" style:parent-style-name="Standard" style:family="paragraph"/>
    <style:style style:name="T120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1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122" style:parent-style-name="Standard" style:family="paragraph"/>
    <style:style style:name="T12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25" style:parent-style-name="Standard" style:family="paragraph"/>
    <style:style style:name="T126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28" style:parent-style-name="Standard" style:family="paragraph"/>
    <style:style style:name="T129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1" style:parent-style-name="Standard" style:family="paragraph"/>
    <style:style style:name="T132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3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4" style:parent-style-name="Standard" style:family="paragraph"/>
    <style:style style:name="T13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7" style:parent-style-name="Standard" style:family="paragraph">
      <style:paragraph-properties fo:margin-left="1in">
        <style:tab-stops/>
      </style:paragraph-properties>
    </style:style>
    <style:style style:name="T1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39" style:parent-style-name="Standard" style:family="paragraph">
      <style:paragraph-properties fo:margin-left="1in">
        <style:tab-stops/>
      </style:paragraph-properties>
    </style:style>
    <style:style style:name="T1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4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1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15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5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55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56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157" style:parent-style-name="Standard" style:family="paragraph">
      <style:paragraph-properties fo:text-indent="0.4923in"/>
      <style:text-properties style:font-name="Times New Roman" style:font-name-complex="Times New Roman" fo:font-size="13pt" style:font-size-asian="13pt" style:font-size-complex="13pt"/>
    </style:style>
    <style:style style:name="P158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59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P160" style:parent-style-name="Standard" style:family="paragraph">
      <style:text-properties style:font-name="Times New Roman" style:font-name-complex="Times New Roman" fo:font-size="13pt" style:font-size-asian="13pt" style:font-size-complex="13pt"/>
    </style:style>
    <style:style style:name="T16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65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6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7" style:parent-style-name="Standard" style:family="paragraph">
      <style:paragraph-properties fo:text-indent="0.5in"/>
    </style:style>
    <style:style style:name="T16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69" style:parent-style-name="Standard" style:family="paragraph"/>
    <style:style style:name="T17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1" style:parent-style-name="Standard" style:family="paragraph"/>
    <style:style style:name="T17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3" style:parent-style-name="Standard" style:family="paragraph"/>
    <style:style style:name="T17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5" style:parent-style-name="Standard" style:family="paragraph"/>
    <style:style style:name="T17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7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78" style:parent-style-name="Standard" style:family="paragraph"/>
    <style:style style:name="T17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0" style:parent-style-name="Standard" style:family="paragraph"/>
    <style:style style:name="T18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3" style:parent-style-name="Standard" style:family="paragraph"/>
    <style:style style:name="T18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5" style:parent-style-name="Standard" style:family="paragraph"/>
    <style:style style:name="T18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8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88" style:parent-style-name="Standard" style:family="paragraph"/>
    <style:style style:name="T18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90" style:parent-style-name="Standard" style:family="paragraph"/>
    <style:style style:name="T19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9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19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1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199" style:parent-style-name="Standard" style:family="paragraph">
      <style:text-properties style:font-name="Times New Roman" style:font-name-complex="Times New Roman" fo:font-size="13pt" style:font-size-asian="13pt" style:font-size-complex="13pt" fo:language="sr" fo:country="RS"/>
    </style:style>
    <style:style style:name="T200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 fo:language="sr" fo:country="RS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3pt"/>
    </style:style>
    <style:style style:name="P20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7pt" style:font-size-asian="17pt" style:font-size-complex="13pt"/>
    </style:style>
    <style:style style:name="P203" style:parent-style-name="Standard" style:family="paragraph"/>
    <style:style style:name="T20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07" style:parent-style-name="Standard" style:family="paragraph"/>
    <style:style style:name="T20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0" style:parent-style-name="Standard" style:family="paragraph"/>
    <style:style style:name="T211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1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3" style:parent-style-name="Standard" style:family="paragraph"/>
    <style:style style:name="T214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1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1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17" style:parent-style-name="Standard" style:family="paragraph"/>
    <style:style style:name="T218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1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0" style:parent-style-name="Standard" style:family="paragraph">
      <style:paragraph-properties fo:margin-left="0.9847in">
        <style:tab-stops/>
      </style:paragraph-properties>
    </style:style>
    <style:style style:name="T22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22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3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4" style:parent-style-name="Standard" style:family="paragraph">
      <style:paragraph-properties fo:margin-left="0.984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5" style:parent-style-name="Standard" style:family="paragraph">
      <style:paragraph-properties fo:margin-lef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6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7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28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22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2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35" style:parent-style-name="Standard" style:family="paragraph">
      <style:paragraph-properties fo:margin-left="0.4923in" fo:text-indent="0.4923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T2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2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24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243" style:parent-style-name="Normal" style:family="paragraph">
      <style:text-properties style:font-name="Times New Roman" style:font-name-complex="Times New Roman"/>
    </style:style>
    <style:style style:name="P244" style:parent-style-name="Normal" style:family="paragraph">
      <style:paragraph-properties fo:widows="0" fo:orphans="0" style:punctuation-wrap="simple" style:text-autospace="none"/>
      <style:text-properties style:font-name="Times New Roman" style:font-name-complex="Times New Roman" fo:font-size="13pt" style:font-size-asian="13pt" style:font-size-complex="13pt" fo:language="sr" fo:country="RS"/>
    </style:style>
    <style:style style:name="P245" style:parent-style-name="Normal" style:family="paragraph">
      <style:paragraph-properties fo:widows="0" fo:orphans="0" style:punctuation-wrap="simple" style:text-autospace="none"/>
      <style:text-properties style:font-name="Times New Roman" style:font-name-complex="Times New Roman" fo:font-size="13pt" style:font-size-asian="13pt" style:font-size-complex="13pt" fo:language="sr" fo:country="RS"/>
    </style:style>
    <style:style style:name="P246" style:parent-style-name="Normal" style:family="paragraph">
      <style:paragraph-properties fo:widows="0" fo:orphans="0" style:punctuation-wrap="simple" style:text-autospace="none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49" style:parent-style-name="Normal" style:family="paragraph">
      <style:text-properties style:font-name="Times New Roman" style:font-name-complex="Times New Roman"/>
    </style:style>
    <style:style style:name="T25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251" style:parent-style-name="Normal" style:family="paragraph">
      <style:paragraph-properties fo:text-align="center"/>
      <style:text-properties style:font-name="Times New Roman" style:font-name-complex="Times New Roman"/>
    </style:style>
    <style:style style:name="P252" style:parent-style-name="Normal" style:family="paragraph">
      <style:text-properties style:font-name="Times New Roman" style:font-name-complex="Times New Roman"/>
    </style:style>
    <style:style style:name="T25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25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2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2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P257" style:parent-style-name="Normal" style:family="paragraph">
      <style:text-properties style:font-name="Times New Roman" style:font-name-complex="Times New Roman"/>
    </style:style>
    <style:style style:name="P258" style:parent-style-name="ListParagraph" style:family="paragraph">
      <style:paragraph-properties fo:margin-bottom="0in" fo:line-height="100%"/>
    </style:style>
    <style:style style:name="T25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260" style:parent-style-name="DefaultParagraphFont" style:family="text">
      <style:text-properties style:font-name="Times New Roman" style:font-name-asian="Times New Roman" fo:font-size="13pt" style:font-size-asian="13pt"/>
    </style:style>
    <style:style style:name="P261" style:parent-style-name="ListParagraph" style:family="paragraph">
      <style:paragraph-properties fo:margin-bottom="0in" fo:line-height="100%"/>
    </style:style>
    <style:style style:name="T262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263" style:parent-style-name="DefaultParagraphFont" style:family="text">
      <style:text-properties style:font-name="Times New Roman" style:font-name-asian="Times New Roman" fo:font-size="13pt" style:font-size-asian="13pt"/>
    </style:style>
    <style:style style:name="P264" style:parent-style-name="ListParagraph" style:family="paragraph">
      <style:paragraph-properties fo:margin-bottom="0in" fo:line-height="100%"/>
    </style:style>
    <style:style style:name="T265" style:parent-style-name="DefaultParagraphFont" style:family="text">
      <style:text-properties style:font-name="Times New Roman" style:font-name-asian="Times New Roman" fo:font-weight="bold" style:font-weight-asian="bold" fo:font-size="13pt" style:font-size-asian="13pt" fo:language="sr" fo:country="RS"/>
    </style:style>
    <style:style style:name="T266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T267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T268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P269" style:parent-style-name="ListParagraph" style:family="paragraph">
      <style:paragraph-properties fo:margin-bottom="0in" fo:line-height="100%"/>
    </style:style>
    <style:style style:name="T270" style:parent-style-name="DefaultParagraphFont" style:family="text">
      <style:text-properties style:font-name="Times New Roman" style:font-name-asian="Times New Roman" fo:font-weight="bold" style:font-weight-asian="bold" fo:font-size="13pt" style:font-size-asian="13pt" fo:language="sr" fo:country="RS"/>
    </style:style>
    <style:style style:name="T271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T272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P273" style:parent-style-name="ListParagraph" style:family="paragraph">
      <style:paragraph-properties fo:margin-bottom="0in" fo:line-height="100%"/>
    </style:style>
    <style:style style:name="T274" style:parent-style-name="DefaultParagraphFont" style:family="text">
      <style:text-properties style:font-name="Times New Roman" style:font-name-asian="Times New Roman" fo:font-weight="bold" style:font-weight-asian="bold" fo:font-size="13pt" style:font-size-asian="13pt" fo:language="sr" fo:country="RS"/>
    </style:style>
    <style:style style:name="T275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276" style:parent-style-name="Normal" style:family="paragraph">
      <style:paragraph-properties fo:widows="0" fo:orphans="0" style:punctuation-wrap="simple" style:text-autospace="none"/>
    </style:style>
    <style:style style:name="T27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7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P279" style:parent-style-name="Normal" style:family="paragraph">
      <style:paragraph-properties fo:widows="0" fo:orphans="0" style:punctuation-wrap="simple" style:text-autospace="none"/>
    </style:style>
    <style:style style:name="T28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8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82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P283" style:parent-style-name="Normal" style:family="paragraph">
      <style:paragraph-properties fo:widows="0" fo:orphans="0" style:punctuation-wrap="simple" style:text-autospace="none"/>
    </style:style>
    <style:style style:name="T284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85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P286" style:parent-style-name="Normal" style:family="paragraph">
      <style:paragraph-properties fo:widows="0" fo:orphans="0" style:punctuation-wrap="simple" style:text-autospace="none"/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8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9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291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2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2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297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9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299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0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2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4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5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6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7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09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1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5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16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1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19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1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2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3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4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5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6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7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28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P329" style:parent-style-name="Normal" style:family="paragraph">
      <style:text-properties style:font-name="Times New Roman" style:font-name-complex="Times New Roman" fo:language="sr" fo:country="RS"/>
    </style:style>
    <style:style style:name="P330" style:parent-style-name="Normal" style:family="paragraph">
      <style:text-properties style:font-name="Times New Roman" style:font-name-complex="Times New Roman" fo:language="sr" fo:country="RS"/>
    </style:style>
    <style:style style:name="T33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33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33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T33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language="sr" fo:country="RS"/>
    </style:style>
    <style:style style:name="P335" style:parent-style-name="Normal" style:family="paragraph">
      <style:text-properties style:font-name="Times New Roman" style:font-name-complex="Times New Roman" fo:language="sr" fo:country="RS"/>
    </style:style>
    <style:style style:name="P336" style:parent-style-name="ListParagraph" style:family="paragraph">
      <style:paragraph-properties fo:margin-bottom="0in" fo:line-height="100%"/>
    </style:style>
    <style:style style:name="T337" style:parent-style-name="DefaultParagraphFont" style:family="text">
      <style:text-properties style:font-name="Times New Roman" style:font-name-asian="Times New Roman" fo:font-weight="bold" style:font-weight-asian="bold" fo:font-size="13pt" style:font-size-asian="13pt" fo:language="sr" fo:country="RS"/>
    </style:style>
    <style:style style:name="T338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P339" style:parent-style-name="ListParagraph" style:family="paragraph">
      <style:paragraph-properties fo:margin-bottom="0in" fo:line-height="100%"/>
    </style:style>
    <style:style style:name="T340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1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2" style:parent-style-name="DefaultParagraphFont" style:family="text">
      <style:text-properties style:font-name="Times New Roman" style:font-name-asian="Times New Roman" fo:font-size="13pt" style:font-size-asian="13pt"/>
    </style:style>
    <style:style style:name="P343" style:parent-style-name="ListParagraph" style:family="paragraph">
      <style:paragraph-properties fo:margin-bottom="0in" fo:line-height="100%"/>
    </style:style>
    <style:style style:name="T344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5" style:parent-style-name="DefaultParagraphFont" style:family="text">
      <style:text-properties style:font-name="Times New Roman" style:font-name-asian="Times New Roman" fo:font-size="13pt" style:font-size-asian="13pt"/>
    </style:style>
    <style:style style:name="T346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P347" style:parent-style-name="ListParagraph" style:family="paragraph">
      <style:paragraph-properties fo:margin-bottom="0in" fo:line-height="100%"/>
    </style:style>
    <style:style style:name="T34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49" style:parent-style-name="DefaultParagraphFont" style:family="text">
      <style:text-properties style:font-name="Times New Roman" style:font-name-asian="Times New Roman" fo:font-size="13pt" style:font-size-asian="13pt"/>
    </style:style>
    <style:style style:name="T350" style:parent-style-name="DefaultParagraphFont" style:family="text">
      <style:text-properties style:font-name="Times New Roman" style:font-name-asian="Times New Roman" fo:font-size="13pt" style:font-size-asian="13pt"/>
    </style:style>
    <style:style style:name="T351" style:parent-style-name="DefaultParagraphFont" style:family="text">
      <style:text-properties style:font-name="Times New Roman" style:font-name-asian="Times New Roman" fo:font-size="13pt" style:font-size-asian="13pt" fo:language="sr" fo:country="RS"/>
    </style:style>
    <style:style style:name="P352" style:parent-style-name="ListParagraph" style:family="paragraph">
      <style:paragraph-properties fo:margin-bottom="0in" fo:line-height="100%"/>
    </style:style>
    <style:style style:name="T353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P354" style:parent-style-name="Normal" style:family="paragraph">
      <style:paragraph-properties fo:widows="0" fo:orphans="0" style:punctuation-wrap="simple" style:text-autospace="none"/>
    </style:style>
    <style:style style:name="T35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56" style:parent-style-name="Normal" style:family="paragraph">
      <style:paragraph-properties fo:widows="0" fo:orphans="0" style:punctuation-wrap="simple" style:text-autospace="none"/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58" style:parent-style-name="Normal" style:family="paragraph">
      <style:paragraph-properties fo:widows="0" fo:orphans="0" style:punctuation-wrap="simple" style:text-autospace="none"/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0" style:parent-style-name="Normal" style:family="paragraph">
      <style:paragraph-properties fo:widows="0" fo:orphans="0" style:punctuation-wrap="simple" style:text-autospace="none"/>
    </style:style>
    <style:style style:name="T361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P362" style:parent-style-name="Normal" style:family="paragraph">
      <style:paragraph-properties fo:widows="0" fo:orphans="0" style:punctuation-wrap="simple" style:text-autospace="none"/>
    </style:style>
    <style:style style:name="T36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6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67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 fo:language="sr" fo:country="RS"/>
    </style:style>
    <style:style style:name="T3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70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1" style:parent-style-name="DefaultParagraphFont" style:family="text">
      <style:text-properties style:font-name="Times New Roman" style:font-name-asian="Times New Roman" style:font-name-complex="Times New Roman"/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3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3pt" style:font-size-asian="13pt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3pt" style:font-size-asian="13pt" fo:language="sr" fo:country="RS"/>
    </style:style>
    <style:style style:name="P377" style:parent-style-name="ListParagraph" style:family="paragraph">
      <style:paragraph-properties fo:margin-bottom="0in"/>
    </style:style>
    <style:style style:name="T378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79" style:parent-style-name="DefaultParagraphFont" style:family="text">
      <style:text-properties style:font-name="Times New Roman" style:font-name-asian="Times New Roman" fo:font-weight="bold" style:font-weight-asian="bold" fo:font-size="13pt" style:font-size-asian="13pt"/>
    </style:style>
    <style:style style:name="T380" style:parent-style-name="DefaultParagraphFont" style:family="text">
      <style:text-properties style:font-name="Times New Roman" style:font-name-asian="Times New Roman" fo:font-size="13pt" style:font-size-asian="13pt"/>
    </style:style>
    <style:style style:name="P381" style:parent-style-name="Normal" style:family="paragraph">
      <style:text-properties style:font-name="Times New Roman" style:font-name-complex="Times New Roman"/>
    </style:style>
    <style:style style:name="T38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383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384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385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386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P387" style:parent-style-name="ListParagraph" style:family="paragraph">
      <style:paragraph-properties fo:margin-bottom="0in"/>
    </style:style>
    <style:style style:name="T388" style:parent-style-name="DefaultParagraphFont" style:family="text">
      <style:text-properties style:font-name="Times New Roman" fo:font-weight="bold" style:font-weight-asian="bold" fo:font-size="13pt" style:font-size-asian="13pt" style:font-size-complex="13pt" fo:language="sr" fo:country="RS"/>
    </style:style>
    <style:style style:name="T389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390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391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P392" style:parent-style-name="ListParagraph" style:family="paragraph">
      <style:paragraph-properties fo:margin-bottom="0in"/>
    </style:style>
    <style:style style:name="T39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94" style:parent-style-name="DefaultParagraphFont" style:family="text">
      <style:text-properties style:font-name="Times New Roman" fo:font-size="13pt" style:font-size-asian="13pt" style:font-size-complex="13pt"/>
    </style:style>
    <style:style style:name="P395" style:parent-style-name="ListParagraph" style:family="paragraph">
      <style:paragraph-properties fo:margin-bottom="0in"/>
    </style:style>
    <style:style style:name="T39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397" style:parent-style-name="DefaultParagraphFont" style:family="text">
      <style:text-properties style:font-name="Times New Roman" fo:font-size="13pt" style:font-size-asian="13pt" style:font-size-complex="13pt"/>
    </style:style>
    <style:style style:name="P398" style:parent-style-name="ListParagraph" style:family="paragraph">
      <style:paragraph-properties fo:margin-bottom="0in"/>
    </style:style>
    <style:style style:name="T39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00" style:parent-style-name="DefaultParagraphFont" style:family="text">
      <style:text-properties style:font-name="Times New Roman" fo:font-size="13pt" style:font-size-asian="13pt" style:font-size-complex="13pt"/>
    </style:style>
    <style:style style:name="T401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P402" style:parent-style-name="ListParagraph" style:family="paragraph">
      <style:paragraph-properties fo:margin-bottom="0in"/>
    </style:style>
    <style:style style:name="T40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04" style:parent-style-name="DefaultParagraphFont" style:family="text">
      <style:text-properties style:font-name="Times New Roman" fo:font-size="13pt" style:font-size-asian="13pt" style:font-size-complex="13pt"/>
    </style:style>
    <style:style style:name="P405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06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07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08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09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10" style:parent-style-name="ListParagraph" style:family="paragraph">
      <style:paragraph-properties fo:margin-bottom="0in"/>
    </style:style>
    <style:style style:name="T411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12" style:parent-style-name="DefaultParagraphFont" style:family="text">
      <style:text-properties style:font-name="Times New Roman" fo:font-size="13pt" style:font-size-asian="13pt" style:font-size-complex="13pt"/>
    </style:style>
    <style:style style:name="P413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14" style:parent-style-name="ListParagraph" style:family="paragraph">
      <style:paragraph-properties fo:margin-bottom="0in"/>
      <style:text-properties style:font-name="Times New Roman" fo:font-size="13pt" style:font-size-asian="13pt" style:font-size-complex="13pt"/>
    </style:style>
    <style:style style:name="P415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 fo:language="sr" fo:country="RS"/>
    </style:style>
    <style:style style:name="P416" style:parent-style-name="ListParagraph" style:family="paragraph">
      <style:paragraph-properties fo:margin-bottom="0in" fo:line-height="100%"/>
    </style:style>
    <style:style style:name="T417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18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19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20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21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22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23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24" style:parent-style-name="DefaultParagraphFont" style:family="text">
      <style:text-properties style:font-name="Times New Roman" fo:font-size="13pt" style:font-size-asian="13pt" style:font-size-complex="13pt"/>
    </style:style>
    <style:style style:name="P425" style:parent-style-name="ListParagraph" style:family="paragraph">
      <style:paragraph-properties fo:margin-bottom="0in"/>
    </style:style>
    <style:style style:name="T42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27" style:parent-style-name="DefaultParagraphFont" style:family="text">
      <style:text-properties style:font-name="Times New Roman" fo:font-size="13pt" style:font-size-asian="13pt" style:font-size-complex="13pt"/>
    </style:style>
    <style:style style:name="P428" style:parent-style-name="Normal" style:family="paragraph">
      <style:text-properties style:font-name="Times New Roman" style:font-name-complex="Times New Roman"/>
    </style:style>
    <style:style style:name="T429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430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43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T43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433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43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 fo:language="sr" fo:country="RS"/>
    </style:style>
    <style:style style:name="P43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436" style:parent-style-name="Normal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437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T438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T439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T440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T441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T442" style:parent-style-name="DefaultParagraphFont" style:family="text">
      <style:text-properties style:font-name="Times New Roman" style:font-name-complex="Times New Roman" fo:font-weight="bold" style:font-weight-asian="bold" fo:font-size="18pt" style:font-size-asian="18pt" style:font-size-complex="16pt"/>
    </style:style>
    <style:style style:name="P443" style:parent-style-name="Normal" style:family="paragraph">
      <style:text-properties style:font-name="Times New Roman" style:font-name-complex="Times New Roman" fo:font-weight="bold" style:font-weight-asian="bold" fo:font-size="18pt" style:font-size-asian="18pt" style:font-size-complex="16pt" fo:language="sr" fo:country="RS"/>
    </style:style>
    <style:style style:name="P444" style:parent-style-name="ListParagraph" style:family="paragraph">
      <style:paragraph-properties fo:margin-bottom="0in" fo:line-height="100%" fo:margin-left="0.4958in" fo:text-indent="-0.2479in">
        <style:tab-stops/>
      </style:paragraph-properties>
    </style:style>
    <style:style style:name="T445" style:parent-style-name="DefaultParagraphFont" style:family="text">
      <style:text-properties style:font-name="Times New Roman" fo:font-weight="bold" style:font-weight-asian="bold" fo:font-size="13pt" style:font-size-asian="13pt" style:font-size-complex="13pt" fo:language="sr" fo:country="RS"/>
    </style:style>
    <style:style style:name="T446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47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T448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P449" style:parent-style-name="ListParagraph" style:family="paragraph">
      <style:paragraph-properties fo:margin-bottom="0in"/>
    </style:style>
    <style:style style:name="T450" style:parent-style-name="DefaultParagraphFont" style:family="text">
      <style:text-properties style:font-name="Times New Roman" fo:font-weight="bold" style:font-weight-asian="bold" fo:font-size="13pt" style:font-size-asian="13pt" style:font-size-complex="13pt" fo:language="sr" fo:country="RS"/>
    </style:style>
    <style:style style:name="T451" style:parent-style-name="DefaultParagraphFont" style:family="text">
      <style:text-properties style:font-name="Times New Roman" fo:font-size="13pt" style:font-size-asian="13pt" style:font-size-complex="13pt" fo:language="sr" fo:country="RS"/>
    </style:style>
    <style:style style:name="P452" style:parent-style-name="ListParagraph" style:family="paragraph">
      <style:paragraph-properties fo:margin-bottom="0in"/>
    </style:style>
    <style:style style:name="T453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54" style:parent-style-name="DefaultParagraphFont" style:family="text">
      <style:text-properties style:font-name="Times New Roman" fo:font-size="13pt" style:font-size-asian="13pt" style:font-size-complex="13pt"/>
    </style:style>
    <style:style style:name="P455" style:parent-style-name="ListParagraph" style:family="paragraph">
      <style:paragraph-properties fo:margin-bottom="0in"/>
    </style:style>
    <style:style style:name="T456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57" style:parent-style-name="DefaultParagraphFont" style:family="text">
      <style:text-properties style:font-name="Times New Roman" fo:font-size="13pt" style:font-size-asian="13pt" style:font-size-complex="13pt"/>
    </style:style>
    <style:style style:name="P458" style:parent-style-name="ListParagraph" style:family="paragraph">
      <style:paragraph-properties fo:margin-bottom="0in"/>
    </style:style>
    <style:style style:name="T459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0" style:parent-style-name="DefaultParagraphFont" style:family="text">
      <style:text-properties style:font-name="Times New Roman" fo:font-size="13pt" style:font-size-asian="13pt" style:font-size-complex="13pt"/>
    </style:style>
    <style:style style:name="P461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62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63" style:parent-style-name="ListParagraph" style:family="paragraph">
      <style:paragraph-properties fo:margin-bottom="0in"/>
    </style:style>
    <style:style style:name="T464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5" style:parent-style-name="DefaultParagraphFont" style:family="text">
      <style:text-properties style:font-name="Times New Roman" fo:font-size="13pt" style:font-size-asian="13pt" style:font-size-complex="13pt"/>
    </style:style>
    <style:style style:name="P466" style:parent-style-name="ListParagraph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P467" style:parent-style-name="ListParagraph" style:family="paragraph">
      <style:paragraph-properties fo:margin-bottom="0in"/>
    </style:style>
    <style:style style:name="T468" style:parent-style-name="DefaultParagraphFont" style:family="text">
      <style:text-properties style:font-name="Times New Roman" fo:font-weight="bold" style:font-weight-asian="bold" fo:font-size="13pt" style:font-size-asian="13pt" style:font-size-complex="13pt"/>
    </style:style>
    <style:style style:name="T469" style:parent-style-name="DefaultParagraphFont" style:family="text">
      <style:text-properties style:font-name="Times New Roman" fo:font-size="13pt" style:font-size-asian="13pt" style:font-size-complex="13pt"/>
    </style:style>
    <style:style style:name="T470" style:parent-style-name="DefaultParagraphFont" style:family="text">
      <style:text-properties style:font-name="Times New Roman" fo:font-size="13pt" style:font-size-asian="13pt" style:font-size-complex="13pt"/>
    </style:style>
    <style:style style:name="P471" style:parent-style-name="Normal" style:family="paragraph">
      <style:text-properties style:font-name="Times New Roman" style:font-name-complex="Times New Roman" fo:language="sr" fo:country="RS"/>
    </style:style>
    <style:style style:name="P472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sr" fo:country="RS"/>
    </style:style>
    <style:style style:name="P473" style:parent-style-name="Standard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sr" fo:country="RS"/>
    </style:style>
    <style:style style:name="P474" style:parent-style-name="Standard" style:family="paragraph"/>
    <style:style style:name="T475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47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7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478" style:parent-style-name="Standard" style:family="paragraph"/>
    <style:style style:name="T47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48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8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482" style:parent-style-name="Standard" style:family="paragraph"/>
    <style:style style:name="T483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48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8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486" style:parent-style-name="Standard" style:family="paragraph"/>
    <style:style style:name="T487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48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8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490" style:parent-style-name="Standard" style:family="paragraph"/>
    <style:style style:name="T491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492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49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9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49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49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0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0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0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0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0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1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19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2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2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22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2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2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2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528" style:parent-style-name="Standard" style:family="paragraph"/>
    <style:style style:name="T52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53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31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3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4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38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39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0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1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2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43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545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46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T547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  <style:style style:name="P548" style:parent-style-name="Standard" style:family="paragraph"/>
    <style:style style:name="T549" style:parent-style-name="DefaultParagraphFont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sr" fo:country="RS"/>
    </style:style>
    <style:style style:name="T550" style:parent-style-name="DefaultParagraphFont" style:family="text">
      <style:text-properties style:font-name="Times New Roman" style:font-name-complex="Times New Roman" fo:font-size="13pt" style:font-size-asian="13pt" style:font-size-complex="13pt" fo:language="sr" fo:country="RS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/>
      <text:p text:style-name="P10">Пројекат из информационих система</text:p>
      <text:p text:style-name="P11"/>
      <text:p text:style-name="P12"/>
      <text:p text:style-name="P13"/>
      <text:p text:style-name="P14">тема:<text:s/></text:p>
      <text:p text:style-name="P15"/>
      <text:p text:style-name="P16">ИНФОРМАЦИОНИ СИСТЕМ КЊИЖАРЕ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Професор: Саша Малков<text:tab/><text:tab/><text:tab/><text:tab/>Студенти: Анђела Мијаиловић,<text:s/>1050/2017<text:line-break/>Асистент: Александра Коцић<text:tab/><text:tab/><text:tab/><text:tab/><text:s text:c="6"/>Милена Дуканац,<text:s/>1020/2017</text:p>
      <text:p text:style-name="P28"><text:s text:c="6"/>Наталија Коминац,<text:s/>1038/2017</text:p>
      <text:p text:style-name="P29"><text:span text:style-name="T30"><text:s text:c="6"/></text:span><text:span text:style-name="T31">Јелена Ивковић, 8/2013</text:span></text:p>
      <text:soft-page-break/>
      <text:p text:style-name="P32">САДРЖАЈ</text:p>
      <text:p text:style-name="P33"/>
      <text:p text:style-name="P34">1.<text:s/>Увод...........................................................................................................................2</text:p>
      <text:p text:style-name="P35">2.<text:s/>Анализа....................................................................................................................2</text:p>
      <text:p text:style-name="P36"><text:tab/>2.1.<text:s/>Учесници система......................................................................................2</text:p>
      <text:p text:style-name="P37">3.<text:s/>Случајеви употребе.................................................................................................3</text:p>
      <text:p text:style-name="P38"><text:tab/>3.1.<text:s/>Купопродаја.................................................................................................3</text:p>
      <text:p text:style-name="P39"><text:tab/>3.2.<text:s/>Анкетирање.................................................................................................4</text:p>
      <text:p text:style-name="P40"><text:tab/>3.3.<text:s/>Набавка материјала.....................................................................................5</text:p>
      <text:p text:style-name="P41"><text:tab/><text:tab/>3.3.1.<text:s/>Наручивање робе..........................................................................5</text:p>
      <text:p text:style-name="P42"><text:tab/><text:tab/>3.3.2.<text:s/>Примање робе...............................................................................5</text:p>
      <text:p text:style-name="P43"><text:tab/>3.4.<text:s/>Допремање материјала...............................................................................6</text:p>
      <text:p text:style-name="P44"><text:tab/>3.5.<text:s/>Администрација система...........................................................................7</text:p>
      <text:p text:style-name="P45"><text:tab/><text:tab/>3.5.1. Одржавање сајта књижаре..........................................................7</text:p>
      <text:p text:style-name="P46"><text:tab/>3.6.<text:s/>Уговарање излагања...................................................................................7</text:p>
      <text:p text:style-name="P47"/>
      <text:p text:style-name="P48"/>
      <text:soft-page-break/>
      <text:p text:style-name="P49"><text:span text:style-name="T50">1. УВОД</text:span></text:p>
      <text:p text:style-name="P51"/>
      <text:p text:style-name="Standard"><text:span text:style-name="T52"><text:tab/></text:span><text:span text:style-name="T53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</text:span><text:span text:style-name="T54"><text:s/>било коју књижару која, поред стандардне продаје и набавке књига и школског прибора, као и одржавања магацина, организује и разне књижевне вечери и промоције нових књига.<text:s/></text:span><text:span text:style-name="T55"><text:tab/></text:span></text:p>
      <text:p text:style-name="P56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57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ај може бити промоција нове књиге чији се садржај уклапа у тему књижевне вечери.</text:p>
      <text:p text:style-name="P58"/>
      <text:p text:style-name="P59"><text:span text:style-name="T60">2. АНАЛИЗА СИСТЕМ</text:span><text:span text:style-name="T61">А</text:span></text:p>
      <text:p text:style-name="P62"/>
      <text:p text:style-name="Standard"><text:span text:style-name="T63">2.1. Учесници система</text:span></text:p>
      <text:p text:style-name="P64"/>
      <text:p text:style-name="Standard"><text:span text:style-name="T65"><text:tab/></text:span><text:span text:style-name="T66">Главна подела учесника у систему јесте на купце,</text:span><text:span text:style-name="T67"><text:s/>запослене и излагаче на књижевним вечерима. Међу запосленима, поред продаваца, 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p>
      <text:p text:style-name="P68"/>
      <text:list text:style-name="LFO1" text:continue-numbering="true">
        <text:list-item>
          <text:p text:style-name="P69"><text:span text:style-name="T70">Купац<text:s/></text:span><text:span text:style-name="T71">– бира<text:s/></text:span><text:span text:style-name="T72">артикле и обавља куповину. Уколико жели да користи погодности које књижара нуди, потребно је да изрази жељу за тиме и од продавца добије картицу за скупљање бодова. Такође могу присуствовати књижевним вечерима.</text:span></text:p>
        </text:list-item>
        <text:list-item>
          <text:p text:style-name="P73"><text:span text:style-name="T74">Продавац</text:span><text:span text:style-name="T75"><text:s/>– задужен је за продају, комуникациј</text:span><text:span text:style-name="T76">у са купцима, издавање специјалних картица, стање у књижари. Потребно је да буде упућен у дешавања на књижевној сцени и љубитељ књига.</text:span></text:p>
        </text:list-item>
        <text:list-item>
          <text:p text:style-name="P77"><text:span text:style-name="T78">Магационер</text:span><text:span text:style-name="T79"><text:s/>– контролише и одржава стање у магацину и врши набавку артикала.</text:span></text:p>
        </text:list-item>
        <text:list-item>
          <text:p text:style-name="P80"><text:span text:style-name="T81">Шеф</text:span><text:span text:style-name="T82"><text:s/>– руководи радом запослених и води рачуна</text:span><text:span text:style-name="T83"><text:s/>о сајту књижаре.</text:span></text:p>
        </text:list-item>
        <text:list-item>
          <text:p text:style-name="P84"><text:span text:style-name="T85">Организатор књижевних вечери</text:span><text:span text:style-name="T86"><text:s/>– на основу прикупљених података, бира тему и излагаче и организује књижевно вече. У случају промоције књиге, комуницира са писцем.</text:span></text:p>
        </text:list-item>
        <text:list-item>
          <text:p text:style-name="P87"><text:span text:style-name="T88">Излагач на књижевној вечери</text:span><text:span text:style-name="T89"><text:s/>– особа компетентна да говори о изабраној теми (п</text:span><text:span text:style-name="T90">рофесори са факултета, научници, глумци…)</text:span></text:p>
        </text:list-item>
        <text:list-item>
          <text:p text:style-name="P91"><text:span text:style-name="T92">Писац<text:s/></text:span><text:span text:style-name="T93">– специјалан случај излагача.</text:span></text:p>
        </text:list-item>
        <text:list-item>
          <text:p text:style-name="P94"><text:span text:style-name="T95">Посетилац</text:span><text:span text:style-name="T96"><text:s/>– учествује у књижевној вечери.</text:span></text:p>
        </text:list-item>
      </text:list>
      <text:p text:style-name="P97"/>
      <text:p text:style-name="Standard"><text:span text:style-name="T98"><text:tab/></text:span><text:span text:style-name="T99">/*<text:s/></text:span><text:span text:style-name="T100">Значај – омогућавање лакшег и бољег функционисања књижаре.</text:span><text:span text:style-name="T101"><text:s/>*/</text:span></text:p>
      <text:p text:style-name="P102"/>
      <text:p text:style-name="P103"/>
      <text:p text:style-name="P104"/>
      <text:soft-page-break/>
      <text:p text:style-name="P105"><text:span text:style-name="T106">3. СЛУЧАЈЕВИ УПОТРЕБЕ</text:span></text:p>
      <text:p text:style-name="P107"><text:tab/></text:p>
      <text:list text:style-name="LFO2" text:continue-numbering="true">
        <text:list-item>
          <text:p text:style-name="P108">Купопродаја</text:p>
        </text:list-item>
        <text:list-item>
          <text:p text:style-name="P109">Анкетирање</text:p>
        </text:list-item>
        <text:list-item>
          <text:p text:style-name="P110">Набавка материјала<text:s/></text:p>
        </text:list-item>
        <text:list-item>
          <text:p text:style-name="P111">Допремање материјала</text:p>
        </text:list-item>
        <text:list-item>
          <text:p text:style-name="P112">Администрација система</text:p>
        </text:list-item>
        <text:list-item>
          <text:p text:style-name="P113">Одабир теме за књижевно вече</text:p>
        </text:list-item>
        <text:list-item>
          <text:p text:style-name="P114">Уговарање излагања</text:p>
        </text:list-item>
        <text:list-item>
          <text:p text:style-name="P115"><text:span text:style-name="T116">Одржавање књижевне вечер</text:span><text:span text:style-name="T117">и</text:span></text:p>
        </text:list-item>
      </text:list>
      <text:p text:style-name="P118"/>
      <text:list text:style-name="LFO28" text:continue-numbering="true">
        <text:list-item>
          <text:p text:style-name="P119"><text:span text:style-name="T120">Купопродаја</text:span></text:p>
        </text:list-item>
      </text:list>
      <text:p text:style-name="P121"/>
      <text:list text:style-name="LFO3" text:continue-numbering="true">
        <text:list-item>
          <text:p text:style-name="P122"><text:span text:style-name="T123">Кратак опис</text:span><text:span text:style-name="T124">: Процедура куповине артикала у књижари. Интеракције продавца и купца као и снимање обављене трансакције.</text:span></text:p>
        </text:list-item>
        <text:list-item>
          <text:p text:style-name="P125"><text:span text:style-name="T126">Актери</text:span><text:span text:style-name="T127">: Продавац и купац.</text:span></text:p>
        </text:list-item>
        <text:list-item>
          <text:p text:style-name="P128"><text:span text:style-name="T129">Предуслови</text:span><text:span text:style-name="T130">: Купац је одабрао неки артикал. Каса је у функционалном стању. Купац је дошао на ред. Продавац је ауторизован за рад на каси.</text:span></text:p>
        </text:list-item>
        <text:list-item>
          <text:p text:style-name="P131"><text:span text:style-name="T132">Постуслови</text:span><text:span text:style-name="T133">: Рачун је издат. Стање залиха је ажурирано.</text:span></text:p>
        </text:list-item>
        <text:list-item>
          <text:p text:style-name="P134"><text:span text:style-name="T135">Основни ток</text:span><text:span text:style-name="T136">:<text:s/></text:span></text:p>
        </text:list-item>
      </text:list>
      <text:p text:style-name="P137"><text:span text:style-name="T138">1. Купац долази на касу</text:span></text:p>
      <text:p text:style-name="P139"><text:span text:style-name="T140">2. Продавац очитава бар код</text:span></text:p>
      <text:p text:style-name="Standard"><text:span text:style-name="T141"><text:tab/></text:span><text:span text:style-name="T142"><text:tab/>3. Систем исписује податке о очитаном артиклу и укупну цену</text:span></text:p>
      <text:p text:style-name="Standard"><text:span text:style-name="T143"><text:tab/><text:s text:c="5"/>Кораци 2. и 3. се понављају све док има нових артикала.</text:span></text:p>
      <text:p text:style-name="Standard"><text:span text:style-name="T144"><text:tab/></text:span><text:span text:style-name="T145"><text:tab/>4. Продавац обавештава купца о цени</text:span></text:p>
      <text:p text:style-name="Standard"><text:span text:style-name="T146"><text:tab/></text:span><text:span text:style-name="T147"><text:tab/>5. Купац врши плаћање рачуна</text:span></text:p>
      <text:p text:style-name="Standard"><text:span text:style-name="T148"><text:tab/></text:span><text:span text:style-name="T149"><text:tab/>6. Систем памти трансакцију и шта</text:span><text:span text:style-name="T150">мпа рачун</text:span></text:p>
      <text:p text:style-name="P151"><text:tab/><text:tab/>7. Продавац даје рачун купцу</text:p>
      <text:p text:style-name="Standard"><text:span text:style-name="T152"><text:s text:c="5"/>6) <text:s/></text:span><text:span text:style-name="T153">Алтернативни токови</text:span><text:span text:style-name="T154">:<text:s/></text:span></text:p>
      <text:p text:style-name="P155"><text:tab/><text:tab/>1-5) Купац одустаје од куповине - Продавац поништава куповину. Случај употребе се завршава.</text:p>
      <text:p text:style-name="P156"><text:tab/>2а) Неуспешно очитавање бар кода - Продавац уноси бар код са тастатуре Случај употребе се наставља на кораку 3.</text:p>
      <text:p text:style-name="P157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158"><text:tab/><text:tab/>2в) Купац је узео више истих артикала - Продавац уноси количину. Случај употребе се наставља на кораку 3.</text:p>
      <text:p text:style-name="P159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160"><text:tab/><text:tab/>5а) Купац нема довољно новца да плати рачун - Продавац поништава куповину. Случај употребе се завршава.</text:p>
      <text:p text:style-name="Standard"><text:span text:style-name="T161"><text:tab/></text:span><text:span text:style-name="T162"><text:tab/>6) Недовољно папира за штампање рачуна - Продавац убације нови папир у касу; продавац захтева поновно штампање рачуна; систем штампа рачун. Случај употребе се наставља н</text:span><text:span text:style-name="T163">а кораку 7.</text:span></text:p>
      <text:p text:style-name="Standard"><text:span text:style-name="T164"><text:s text:c="4"/>7</text:span><text:span text:style-name="T165">) Подтокови</text:span><text:span text:style-name="T166">:<text:s/></text:span></text:p>
      <text:p text:style-name="P167"><text:span text:style-name="T168"><text:s/>Плаћање готовином:<text:s/></text:span></text:p>
      <text:soft-page-break/>
      <text:list text:style-name="LFO4" text:continue-numbering="true">
        <text:list-item>
          <text:p text:style-name="P169"><text:span text:style-name="T170">Купац даје новац продавцу</text:span></text:p>
        </text:list-item>
        <text:list-item>
          <text:p text:style-name="P171"><text:span text:style-name="T172">Продавац уноси количину новца у систем</text:span></text:p>
        </text:list-item>
        <text:list-item>
          <text:p text:style-name="P173"><text:span text:style-name="T174">Систем рачуна кусур и приказује вредност продавцу</text:span></text:p>
        </text:list-item>
        <text:list-item>
          <text:p text:style-name="P175"><text:span text:style-name="T176">Продавац враћа кусур купцу</text:span></text:p>
        </text:list-item>
      </text:list>
      <text:p text:style-name="Standard"><text:span text:style-name="T177"><text:tab/>Плаћање картицом:</text:span></text:p>
      <text:list text:style-name="LFO5" text:continue-numbering="true">
        <text:list-item>
          <text:p text:style-name="P178"><text:span text:style-name="T179">Купац даје картицу продавцу</text:span></text:p>
        </text:list-item>
        <text:list-item>
          <text:p text:style-name="P180"><text:span text:style-name="T181">Продавац ставља</text:span><text:span text:style-name="T182"><text:s/>картицу у одговарајући апарат</text:span></text:p>
        </text:list-item>
        <text:list-item>
          <text:p text:style-name="P183"><text:span text:style-name="T184">Купац укуцава пин код</text:span></text:p>
        </text:list-item>
        <text:list-item>
          <text:p text:style-name="P185"><text:span text:style-name="T186">Продавац враћа картицу купцу</text:span></text:p>
        </text:list-item>
      </text:list>
      <text:p text:style-name="Standard"><text:span text:style-name="T187"><text:tab/>Плаћање чеком:</text:span></text:p>
      <text:list text:style-name="LFO6" text:continue-numbering="true">
        <text:list-item>
          <text:p text:style-name="P188"><text:span text:style-name="T189">Купац исписује чек на одговарајући износ</text:span></text:p>
        </text:list-item>
        <text:list-item>
          <text:p text:style-name="P190"><text:span text:style-name="T191">Продавац проверава чек</text:span></text:p>
        </text:list-item>
      </text:list>
      <text:p text:style-name="Standard"><text:span text:style-name="T192"><text:s text:c="4"/>8)<text:s/></text:span><text:span text:style-name="T193">Специјални захтеви</text:span><text:span text:style-name="T194">: Велики монитор осетљив на додир са словима која се виде са растојањ</text:span><text:span text:style-name="T195">а од једног метра.</text:span></text:p>
      <text:p text:style-name="Standard"><text:span text:style-name="T196"><text:s text:c="4"/>9)<text:s/></text:span><text:span text:style-name="T197">Додатне информације</text:span><text:span text:style-name="T198">: Идентификатор артикла се уноси или преко бар кода или директно са тастатуре.</text:span></text:p>
      <text:p text:style-name="P199"/>
      <text:p text:style-name="Standard"><text:span text:style-name="T200">3.2. <text:s/></text:span><text:span text:style-name="T201">Анкетирање</text:span></text:p>
      <text:p text:style-name="P202"/>
      <text:list text:style-name="LFO7" text:continue-numbering="true">
        <text:list-item>
          <text:p text:style-name="P203"><text:span text:style-name="T204">Кратак опис</text:span><text:span text:style-name="T205">: Процедура вршења анкете купаца у књижари. Анкета се врши са циљем да се на основу жеља купаца одреде тем</text:span><text:span text:style-name="T206">е књижевних вечери.</text:span></text:p>
        </text:list-item>
        <text:list-item>
          <text:p text:style-name="P207"><text:span text:style-name="T208">Актер</text:span><text:span text:style-name="T209">: Купац</text:span></text:p>
        </text:list-item>
        <text:list-item>
          <text:p text:style-name="P210"><text:span text:style-name="T211">Предуслови</text:span><text:span text:style-name="T212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<text:s/></text:span></text:p>
        </text:list-item>
        <text:list-item>
          <text:p text:style-name="P213"><text:span text:style-name="T214">Постуслови</text:span><text:span text:style-name="T215">: Систем је регистровао попуњену анкету</text:span><text:span text:style-name="T216">.</text:span></text:p>
        </text:list-item>
        <text:list-item>
          <text:p text:style-name="P217"><text:span text:style-name="T218">Основни ток</text:span><text:span text:style-name="T219">:<text:s/></text:span></text:p>
        </text:list-item>
      </text:list>
      <text:p text:style-name="P220"><text:span text:style-name="T221">1. Купац узима таблет</text:span></text:p>
      <text:p text:style-name="P222"><text:s/>2. Купац бира попуњавање анкете</text:p>
      <text:p text:style-name="P223"><text:s/>3. Систем исписује питање на екрану таблета</text:p>
      <text:p text:style-name="P224"><text:s/>4. Купац бира један од понуђених одговора<text:s/></text:p>
      <text:p text:style-name="P225">Кораци 3. и 4. се понављају све док има нових питања у анкети.</text:p>
      <text:p text:style-name="P226"><text:s/>5. Систем региструје<text:s/>попуњену анкету</text:p>
      <text:p text:style-name="P227"><text:s/>6. Систем обавештава купца да је успешно попунио анкету</text:p>
      <text:p text:style-name="P228"><text:s/>7. Купац враћа таблет на предвиђено место</text:p>
      <text:p text:style-name="Standard"><text:span text:style-name="T229"><text:s text:c="5"/>6) <text:s/></text:span><text:span text:style-name="T230">Алтернативни токови</text:span><text:span text:style-name="T231">:<text:s/></text:span></text:p>
      <text:p text:style-name="Standard"><text:span text:style-name="T232"><text:tab/></text:span><text:span text:style-name="T233"><text:tab/></text:span><text:span text:style-name="T234">2-5) Купац одустаје од анкетирања – Систем поништава анкету. Случај употребе се наставља на кораку 7.</text:span></text:p>
      <text:p text:style-name="P235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T236"><text:s text:c="4"/>7)<text:s/></text:span><text:span text:style-name="T237">Специјални захтеви</text:span><text:span text:style-name="T238">: Одређен број видљивих и доступних места у књижари на којима се налазе таблети.</text:span></text:p>
      <text:p text:style-name="Standard"><text:span text:style-name="T239"><text:s text:c="4"/>8)<text:s/></text:span><text:span text:style-name="T240">Додатне информације</text:span><text:span text:style-name="T241">: Број табл</text:span><text:span text:style-name="T242">ета одређује организатор књижевних вечери у договору са шефом.</text:span></text:p>
      <text:p text:style-name="P243"/>
      <text:p text:style-name="P244"/>
      <text:p text:style-name="P245"/>
      <text:soft-page-break/>
      <text:p text:style-name="P246"><text:span text:style-name="T247">3.3. <text:s/></text:span><text:span text:style-name="T248">НАБАВКА МАТЕРИЈАЛА</text:span></text:p>
      <text:p text:style-name="P249"/>
      <text:p text:style-name="Normal"><text:span text:style-name="T250"><text:tab/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p>
      <text:p text:style-name="P251"/>
      <text:p text:style-name="P252"/>
      <text:p text:style-name="Normal"><text:span text:style-name="T253">3.3.</text:span><text:span text:style-name="T254">1.</text:span><text:span text:style-name="T255"><text:s text:c="2"/></text:span><text:span text:style-name="T256">Наручивање робе</text:span></text:p>
      <text:p text:style-name="P257"/>
      <text:list text:style-name="LFO16" text:continue-numbering="true">
        <text:list-item>
          <text:p text:style-name="P258"><text:span text:style-name="T259"><text:s/>Kратак опис:<text:s/></text:span><text:span text:style-name="T260">Када је број примерака неког наслова у магацину мањи од унапред задатог, шеф саставља списак артикала које је потребно набавити и наручује.</text:span></text:p>
        </text:list-item>
        <text:list-item>
          <text:p text:style-name="P261"><text:span text:style-name="T262"><text:s/>Актер:<text:s/></text:span><text:span text:style-name="T263">Шеф</text:span></text:p>
        </text:list-item>
        <text:list-item>
          <text:p text:style-name="P264"><text:span text:style-name="T265">Предуслови:<text:s/></text:span><text:span text:style-name="T266">Шеф је добио обавештење да је број прим</text:span><text:span text:style-name="T267">ерака неких артикала мањи од унапред одређеног</text:span><text:span text:style-name="T268">.</text:span></text:p>
        </text:list-item>
        <text:list-item>
          <text:p text:style-name="P269"><text:span text:style-name="T270"><text:s/>Постуслови:<text:s/></text:span><text:span text:style-name="T271">Наруџбина је успешно послата</text:span><text:span text:style-name="T272">.</text:span></text:p>
        </text:list-item>
        <text:list-item>
          <text:p text:style-name="P273"><text:span text:style-name="T274"><text:s/></text:span><text:span text:style-name="T275">Основни ток:</text:span></text:p>
        </text:list-item>
      </text:list>
      <text:list text:style-name="LFO9" text:continue-numbering="true">
        <text:list-item>
          <text:p text:style-name="P276"><text:span text:style-name="T277">Шеф добија обавештење да у магацину има мање од одређеног броја примерака неког артикла</text:span><text:span text:style-name="T278">.</text:span></text:p>
        </text:list-item>
        <text:list-item>
          <text:p text:style-name="P279"><text:span text:style-name="T280">Шеф саставља списак свих артикала које је потребно набавити</text:span><text:span text:style-name="T281"><text:s/>на основу <text:s/>стања</text:span><text:span text:style-name="T282">.</text:span></text:p>
        </text:list-item>
        <text:list-item>
          <text:p text:style-name="P283"><text:span text:style-name="T284">Шеф, након што састави списак, наручује потребну робу</text:span><text:span text:style-name="T285">.</text:span></text:p>
        </text:list-item>
        <text:list-item>
          <text:p text:style-name="P286"><text:span text:style-name="T287">Шеф добија повратну информацију да је списак успешно послат</text:span><text:span text:style-name="T288">.</text:span></text:p>
        </text:list-item>
      </text:list>
      <text:p text:style-name="Normal"><text:span text:style-name="T289"><text:s text:c="5"/></text:span><text:span text:style-name="T290">6</text:span><text:span text:style-name="T291">)</text:span><text:span text:style-name="T292"><text:s/></text:span><text:span text:style-name="T293"><text:s/></text:span><text:span text:style-name="T294">Алтернативни ток:</text:span></text:p>
      <text:p text:style-name="Normal"><text:span text:style-name="T295"><text:tab/><text:s/></text:span><text:span text:style-name="T296"><text:tab/></text:span><text:span text:style-name="T297">3</text:span><text:span text:style-name="T298">.</text:span><text:span text:style-name="T299"><text:s/>Неуспешно слање списка – Шеф поново шаље списак; случај употребе се наставља на кораку 4</text:span><text:span text:style-name="T300">.</text:span></text:p>
      <text:p text:style-name="Normal"><text:span text:style-name="T301"><text:tab/><text:s/></text:span><text:span text:style-name="T302"><text:tab/></text:span><text:span text:style-name="T303">4</text:span><text:span text:style-name="T304">.</text:span><text:span text:style-name="T305"><text:s/>Пов</text:span><text:span text:style-name="T306">ратна информација касни – Шеф контактира са добављачем ради договора; случај употребе се завршава</text:span><text:span text:style-name="T307">.</text:span></text:p>
      <text:p text:style-name="Normal"><text:span text:style-name="T308"><text:s text:c="5"/></text:span><text:span text:style-name="T309">7)</text:span><text:span text:style-name="T310"><text:s text:c="2"/></text:span><text:span text:style-name="T311">Додатне информације:</text:span></text:p>
      <text:p text:style-name="Normal"><text:span text:style-name="T312"><text:tab/></text:span><text:span text:style-name="T313"><text:tab/></text:span><text:span text:style-name="T314"><text:s/></text:span><text:span text:style-name="T315">1</text:span><text:span text:style-name="T316">.</text:span><text:span text:style-name="T317"><text:s/></text:span><text:span text:style-name="T318">Шеф, сопственом проценом, одређује минимал</text:span><text:span text:style-name="T319">ни број примерака неког артикла</text:span><text:span text:style-name="T320"><text:s/></text:span><text:span text:style-name="T321">у магацину.</text:span></text:p>
      <text:p text:style-name="Normal"><text:span text:style-name="T322"><text:tab/></text:span><text:span text:style-name="T323"><text:tab/></text:span><text:span text:style-name="T324"><text:s/></text:span><text:span text:style-name="T325">2</text:span><text:span text:style-name="T326">.</text:span><text:span text:style-name="T327"><text:s/>Шеф чека на одговор највише један дан</text:span><text:span text:style-name="T328">.</text:span></text:p>
      <text:p text:style-name="P329"/>
      <text:p text:style-name="P330"/>
      <text:p text:style-name="Normal"><text:span text:style-name="T331">3.4.</text:span><text:span text:style-name="T332">2.</text:span><text:span text:style-name="T333"><text:s text:c="2"/></text:span><text:span text:style-name="T334">Примање робе</text:span></text:p>
      <text:p text:style-name="P335"/>
      <text:list text:style-name="LFO17" text:continue-numbering="true">
        <text:list-item>
          <text:p text:style-name="P336"><text:span text:style-name="T337"><text:s/>Кратак опис:<text:s/></text:span><text:span text:style-name="T338">Када наручена роба пристигне, магационер исту уноси у магацин и ажурира базу података.</text:span></text:p>
        </text:list-item>
        <text:list-item>
          <text:p text:style-name="P339"><text:span text:style-name="T340">Актер</text:span><text:span text:style-name="T341">:<text:s/></text:span><text:span text:style-name="T342">Магационер</text:span></text:p>
        </text:list-item>
        <text:list-item>
          <text:p text:style-name="P343"><text:span text:style-name="T344"><text:s/>Предуслови:<text:s/></text:span><text:span text:style-name="T345">Артикли су наручени. Магационер је обучен за рад</text:span><text:span text:style-name="T346">.</text:span></text:p>
        </text:list-item>
        <text:list-item>
          <text:p text:style-name="P347"><text:span text:style-name="T348"><text:s/>Постуслови:<text:s/></text:span><text:span text:style-name="T349">Магационер је</text:span><text:span text:style-name="T350"><text:s/>успешно примио робу</text:span><text:span text:style-name="T351">.</text:span></text:p>
        </text:list-item>
        <text:list-item>
          <text:p text:style-name="P352"><text:span text:style-name="T353"><text:s/>Oсновни ток:</text:span></text:p>
        </text:list-item>
      </text:list>
      <text:list text:style-name="LFO10" text:continue-numbering="true">
        <text:list-item>
          <text:p text:style-name="P354"><text:span text:style-name="T355">Магационер чека обавештење о пристизању робе</text:span></text:p>
        </text:list-item>
        <text:list-item>
          <text:p text:style-name="P356"><text:span text:style-name="T357">Магационер је примио обавештење</text:span></text:p>
        </text:list-item>
        <text:list-item>
          <text:p text:style-name="P358"><text:span text:style-name="T359">Магационер преузима робу</text:span></text:p>
        </text:list-item>
        <text:list-item>
          <text:p text:style-name="P360"><text:span text:style-name="T361">Магационер убацује робу у магацин</text:span></text:p>
        </text:list-item>
        <text:list-item>
          <text:p text:style-name="P362"><text:span text:style-name="T363">Магационер ажурира стање магацина у бази</text:span></text:p>
        </text:list-item>
      </text:list>
      <text:soft-page-break/>
      <text:p text:style-name="Normal"><text:span text:style-name="T364"><text:s text:c="6"/></text:span><text:span text:style-name="T365">6</text:span><text:span text:style-name="T366">)</text:span><text:span text:style-name="T367"><text:s/></text:span><text:span text:style-name="T368"><text:s/></text:span><text:span text:style-name="T369">Алтернативни ток:</text:span></text:p>
      <text:p text:style-name="Normal"><text:span text:style-name="T370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p>
      <text:p text:style-name="Normal"><text:span text:style-name="T371"><text:tab/>3</text:span><text:span text:style-name="T372">а) Пошиљка која је стигла није одговарајућа – Магационер обавештава шефа и добављача да није у могућности да прими послату ро</text:span><text:span text:style-name="T373">бу; случај употребе се заврша</text:span><text:span text:style-name="T374">ва.</text:span></text:p>
      <text:p text:style-name="Normal"><text:span text:style-name="T375"><text:tab/>3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</text:span><text:span text:style-name="T376">.</text:span></text:p>
      <text:list text:style-name="LFO19" text:continue-numbering="true">
        <text:list-item>
          <text:p text:style-name="P377"><text:span text:style-name="T378">Додатне информације</text:span><text:span text:style-name="T379">:<text:s/></text:span><text:span text:style-name="T380"><text:s/>Приликом преузимања робе, у случају мањка, магационер захтева слање недостајућих примерака, а у случају вишка, враћа их добављачу</text:span></text:p>
        </text:list-item>
      </text:list>
      <text:p text:style-name="P381"/>
      <text:p text:style-name="Normal"><text:span text:style-name="T382">3.</text:span><text:span text:style-name="T383">4</text:span><text:span text:style-name="T384">. <text:s/></text:span><text:span text:style-name="T385">Допремање материјала</text:span></text:p>
      <text:p text:style-name="P386"/>
      <text:list text:style-name="LFO20" text:continue-numbering="true">
        <text:list-item>
          <text:p text:style-name="P387"><text:span text:style-name="T388">Кратак опис</text:span><text:span text:style-name="T389">: Процедура допремања материјала из магацина у књижару и распоређивање по<text:s/></text:span><text:span text:style-name="T390">рафовима</text:span><text:span text:style-name="T391">.</text:span></text:p>
        </text:list-item>
        <text:list-item>
          <text:p text:style-name="P392"><text:span text:style-name="T393">Актери</text:span><text:span text:style-name="T394">: Магационер и продавац</text:span></text:p>
        </text:list-item>
        <text:list-item>
          <text:p text:style-name="P395"><text:span text:style-name="T396">Предуслови</text:span><text:span text:style-name="T397">: У магацину се налазе сви потребни артикли. Магационер и продавац су обучени за рад са базом.</text:span></text:p>
        </text:list-item>
        <text:list-item>
          <text:p text:style-name="P398"><text:span text:style-name="T399">Постуслови</text:span><text:span text:style-name="T400">: Сви потребни артикли су распоређени по рафовима у књижари</text:span><text:span text:style-name="T401">.</text:span></text:p>
        </text:list-item>
        <text:list-item>
          <text:p text:style-name="P402"><text:span text:style-name="T403">Основни ток</text:span><text:span text:style-name="T404">:<text:s/></text:span></text:p>
        </text:list-item>
      </text:list>
      <text:list text:style-name="LFO11" text:continue-numbering="true">
        <text:list-item>
          <text:p text:style-name="P405">Магационер припрема артикле<text:s/>на основу стања у књижари и ажурира стање базе у магацину.</text:p>
        </text:list-item>
        <text:list-item>
          <text:p text:style-name="P406">Магационер доноси робу у књижару и оставља је на предвиђеном месту.</text:p>
        </text:list-item>
        <text:list-item>
          <text:p text:style-name="P407">Продавац <text:s/>проверава да ли је допремљена роба одговарајућа.</text:p>
        </text:list-item>
        <text:list-item>
          <text:p text:style-name="P408">Продавац распоређује пристигле артикле на рафове водећи рачуна да рафови лепо изгледају.</text:p>
        </text:list-item>
        <text:list-item>
          <text:p text:style-name="P409">Продавац ажурира стање базе у књижари.</text:p>
        </text:list-item>
      </text:list>
      <text:list text:style-name="LFO20" text:continue-numbering="true">
        <text:list-item>
          <text:p text:style-name="P410"><text:span text:style-name="T411">Алтернативни токови</text:span><text:span text:style-name="T412">:</text:span></text:p>
        </text:list-item>
      </text:list>
      <text:list text:style-name="LFO22" text:continue-numbering="true">
        <text:list-item>
          <text:p text:style-name="P413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text:style-name="LFO23" text:continue-numbering="true">
        <text:list-item>
          <text:p text:style-name="P414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415"><text:s text:c="5"/><text:tab/>3а)<text:s/>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416"><text:span text:style-name="T417"><text:s text:c="4"/></text:span><text:span text:style-name="T418"><text:tab/></text:span><text:span text:style-name="T419"><text:s/></text:span><text:span text:style-name="T420">3б)</text:span><text:span text:style-name="T421"><text:s/></text:span><text:span text:style-name="T422">У слу</text:span><text:span text:style-name="T423">чају вишка примерака, продавац враћа вишак магационеру.<text:s/></text:span><text:span text:style-name="T424">Магационер односи робу у магацин и ажурира стање базе у магацину. Случај употребе се наставља на кораку 4.</text:span></text:p>
      <text:list text:style-name="LFO20" text:continue-numbering="true">
        <text:list-item>
          <text:p text:style-name="P425"><text:span text:style-name="T426">Специјални захтеви</text:span><text:span text:style-name="T427">: Постојање места предвиђеног за одлагање допремљених артикала.</text:span></text:p>
        </text:list-item>
      </text:list>
      <text:p text:style-name="P428"><text:bookmark-start text:name="_GoBack"/><text:bookmark-end text:name="_GoBack"/></text:p>
      <text:soft-page-break/>
      <text:p text:style-name="Normal"><text:span text:style-name="T429">3.</text:span><text:span text:style-name="T430">5</text:span><text:span text:style-name="T431">. <text:s/></text:span><text:span text:style-name="T432">Администра</text:span><text:span text:style-name="T433">ција система</text:span></text:p>
      <text:p text:style-name="P434"/>
      <text:p text:style-name="P435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436"/>
      <text:p text:style-name="Normal"><text:span text:style-name="T437">3.</text:span><text:span text:style-name="T438">5</text:span><text:span text:style-name="T439">.</text:span><text:span text:style-name="T440">1.</text:span><text:span text:style-name="T441"><text:s text:c="2"/></text:span><text:span text:style-name="T442">Одржавање сајта књижаре</text:span></text:p>
      <text:p text:style-name="P443"/>
      <text:list text:style-name="LFO24" text:continue-numbering="true">
        <text:list-item>
          <text:p text:style-name="P444"><text:span text:style-name="T445">Кратак опис</text:span><text:span text:style-name="T446">: Процедура ажурирања сајта у складу</text:span><text:span text:style-name="T447"><text:s/>са дешавањима у књижари</text:span><text:span text:style-name="T448">.</text:span></text:p>
        </text:list-item>
        <text:list-item>
          <text:p text:style-name="P449"><text:span text:style-name="T450">Актери</text:span><text:span text:style-name="T451">: Шеф, организатор књижевних вечери</text:span></text:p>
        </text:list-item>
        <text:list-item>
          <text:p text:style-name="P452"><text:span text:style-name="T453">Предуслови</text:span><text:span text:style-name="T454">: Постојање сајта и обученост шефа за одржавање сајта</text:span></text:p>
        </text:list-item>
        <text:list-item>
          <text:p text:style-name="P455"><text:span text:style-name="T456">Постуслови</text:span><text:span text:style-name="T457">: Стање сајта је ажурирано.</text:span></text:p>
        </text:list-item>
        <text:list-item>
          <text:p text:style-name="P458"><text:span text:style-name="T459">Основни ток</text:span><text:span text:style-name="T460">:</text:span></text:p>
        </text:list-item>
      </text:list>
      <text:list text:style-name="LFO15" text:continue-numbering="true">
        <text:list-item>
          <text:p text:style-name="P461">Шеф прима обавештења од организатора о дешавањима у књижари.</text:p>
        </text:list-item>
        <text:list-item>
          <text:p text:style-name="P462">Шеф ажурира<text:s/>сајт у складу са добијеним информацијама.</text:p>
        </text:list-item>
      </text:list>
      <text:list text:style-name="LFO24" text:continue-numbering="true">
        <text:list-item>
          <text:p text:style-name="P463"><text:span text:style-name="T464">Алтернативни токови</text:span><text:span text:style-name="T465">:</text:span></text:p>
        </text:list-item>
      </text:list>
      <text:list text:style-name="LFO12" text:continue-numbering="true">
        <text:list-item>
          <text:p text:style-name="P466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text:style-name="LFO24" text:continue-numbering="true">
        <text:list-item>
          <text:p text:style-name="P467"><text:span text:style-name="T468">Додатне информације</text:span><text:span text:style-name="T469">: Дешавања у књижари обухватају информације о<text:s/></text:span><text:span text:style-name="T470">књигама које су пристигле у књижару, о промоцијама нових књига и одржавању књижевних вечери.</text:span></text:p>
        </text:list-item>
      </text:list>
      <text:p text:style-name="P471"/>
      <text:p text:style-name="P472">3.6. <text:s/>Уговарање излагања</text:p>
      <text:p text:style-name="P473"/>
      <text:list text:style-name="LFO25" text:continue-numbering="true">
        <text:list-item>
          <text:p text:style-name="P474"><text:span text:style-name="T475">Кратак опис:<text:s/></text:span><text:span text:style-name="T476">Процедура контактирања са потенцијалним излагачима у складу са одабраном темом</text:span><text:span text:style-name="T477">.</text:span></text:p>
        </text:list-item>
        <text:list-item>
          <text:p text:style-name="P478"><text:span text:style-name="T479">Актери:<text:s/></text:span><text:span text:style-name="T480">Организатор књижевне вечери,<text:s/></text:span><text:span text:style-name="T481">излагач</text:span></text:p>
        </text:list-item>
        <text:list-item>
          <text:p text:style-name="P482"><text:span text:style-name="T483"><text:s/>Предуслови:<text:s/></text:span><text:span text:style-name="T484">Тема је одабрана и организатор књижевне вечери поседује списак контакт телефона одговарајућих излагача</text:span><text:span text:style-name="T485">.</text:span></text:p>
        </text:list-item>
        <text:list-item>
          <text:p text:style-name="P486"><text:span text:style-name="T487">Постуслови:<text:s/></text:span><text:span text:style-name="T488">Постигнут је договор са излагачем</text:span><text:span text:style-name="T489">.</text:span></text:p>
        </text:list-item>
        <text:list-item>
          <text:p text:style-name="P490"><text:span text:style-name="T491"><text:s/></text:span><text:span text:style-name="T492">Основни ток:</text:span></text:p>
        </text:list-item>
      </text:list>
      <text:p text:style-name="Standard"><text:span text:style-name="T493"><text:tab/></text:span><text:span text:style-name="T494"><text:tab/></text:span><text:span text:style-name="T495">1.<text:s/></text:span><text:span text:style-name="T496"><text:s/></text:span><text:span text:style-name="T497">Организатор позива излагача</text:span></text:p>
      <text:p text:style-name="Standard"><text:span text:style-name="T498"><text:tab/></text:span><text:span text:style-name="T499"><text:tab/></text:span><text:span text:style-name="T500">2.<text:s/></text:span><text:span text:style-name="T501"><text:s/></text:span><text:span text:style-name="T502">Организатор предочава излагач</text:span><text:span text:style-name="T503">у тему</text:span></text:p>
      <text:p text:style-name="Standard"><text:span text:style-name="T504"><text:tab/></text:span><text:span text:style-name="T505"><text:tab/></text:span><text:span text:style-name="T506">3.<text:s/></text:span><text:span text:style-name="T507"><text:s/></text:span><text:span text:style-name="T508">Излагач прихвата тему</text:span></text:p>
      <text:p text:style-name="Standard"><text:span text:style-name="T509"><text:tab/></text:span><text:span text:style-name="T510"><text:tab/></text:span><text:span text:style-name="T511">4.<text:s/></text:span><text:span text:style-name="T512"><text:s/></text:span><text:span text:style-name="T513">Излагач предлаже датум</text:span></text:p>
      <text:p text:style-name="Standard"><text:span text:style-name="T514"><text:tab/></text:span><text:span text:style-name="T515"><text:tab/></text:span><text:span text:style-name="T516">5.<text:s/></text:span><text:span text:style-name="T517"><text:s/></text:span><text:span text:style-name="T518">Организатор проверава расположивост књижаре</text:span><text:span text:style-name="T519"><text:tab/></text:span></text:p>
      <text:p text:style-name="Standard"><text:span text:style-name="T520"><text:tab/></text:span><text:span text:style-name="T521"><text:tab/></text:span><text:span text:style-name="T522">6.<text:s/></text:span><text:span text:style-name="T523"><text:s/></text:span><text:span text:style-name="T524">Организатор уноси подат</text:span><text:span text:style-name="T525">ке о уговореном излагању</text:span><text:span text:style-name="T526"><text:s/>у<text:s/></text:span><text:span text:style-name="T527">систем</text:span></text:p>
      <text:list text:style-name="LFO16" text:continue-numbering="true">
        <text:list-item>
          <text:p text:style-name="P528"><text:span text:style-name="T529">Алтернативни токови:</text:span></text:p>
        </text:list-item>
      </text:list>
      <text:p text:style-name="Standard"><text:span text:style-name="T530"><text:tab/></text:span><text:span text:style-name="T531"><text:tab/></text:span><text:span text:style-name="T532">1а) Погрешан контакт телефон – Организатор проверава<text:s/></text:span><text:span text:style-name="T533">контакт телефон и покушава да пронађе адекватан; случај употребе се наставља на кораку 1.</text:span></text:p>
      <text:p text:style-name="Standard"><text:span text:style-name="T534"><text:tab/></text:span><text:span text:style-name="T535"><text:tab/></text:span><text:span text:style-name="T536">1б) Излагач није тренутно доступан – Организатор одлаже позив за касније; случај употребе се наставља на кораку 1.</text:span></text:p>
      <text:soft-page-break/>
      <text:p text:style-name="Standard"><text:span text:style-name="T537"><text:tab/></text:span><text:span text:style-name="T538"><text:tab/></text:span><text:span text:style-name="T539">3) Излагач не прихвата тему<text:s/></text:span><text:span text:style-name="T540">– Организатор разматра позивање наредног излагача са списка; случај употребе се наставља на кораку 1.</text:span></text:p>
      <text:p text:style-name="Standard"><text:span text:style-name="T541"><text:tab/></text:span><text:span text:style-name="T542"><text:tab/></text:span><text:span text:style-name="T543">5а) Датум није слободан – Организатор пита излагача да предложи други датум; случај употребе се наставља на кораку 4.</text:span></text:p>
      <text:p text:style-name="Standard"><text:span text:style-name="T544"><text:tab/></text:span><text:span text:style-name="T545"><text:tab/></text:span><text:span text:style-name="T546">5б) Датум је слободан – Организато</text:span><text:span text:style-name="T547">р саопштава излагачу да је датум слободан; случај употребе се наставља на кораку 6.</text:span></text:p>
      <text:list text:style-name="LFO16" text:continue-numbering="true">
        <text:list-item>
          <text:p text:style-name="P548"><text:span text:style-name="T549">Додатне информације:<text:s/></text:span><text:span text:style-name="T550">Излагач може бити писац који промовише своју књигу чија се тема поклапа са одабраном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Mangal" fo:font-weight="bold" style:font-weight-asian="bold" style:font-weight-complex="bold" fo:color="#365F91" fo:font-size="14pt" style:font-size-asian="14pt" style:font-size-complex="12.5pt"/>
    </style:style>
    <style:style style:name="TOCHeading" style:display-name="TOC Heading" style:family="paragraph" style:parent-style-name="Heading1" style:next-style-name="Normal">
      <style:paragraph-properties style:vertical-align="auto" fo:line-height="115%"/>
      <style:text-properties style:font-name-complex="Times New Roman" style:letter-kerning="false" style:font-size-complex="14pt" style:language-asian="en" style:country-asian="US" style:language-complex="ar" style:country-complex="SA" fo:hyphenate="true"/>
    </style:style>
    <style:style style:name="TOC2" style:display-name="TOC 2" style:family="paragraph" style:parent-style-name="Normal" style:next-style-name="Normal" style:auto-update="true">
      <style:paragraph-properties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style:vertical-align="auto" fo:margin-bottom="0.0694in" fo:line-height="115%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-asian="Times New Roman" fo:font-weight="normal" style:font-weight-asian="normal" fo:font-size="13pt" style:font-size-asian="13pt"/>
    </style:style>
    <style:style style:name="WW_CharLFO17LVL1" style:family="text">
      <style:text-properties style:font-name-asian="Times New Roman" fo:font-weight="normal" style:font-weight-asian="normal" fo:font-size="13pt" style:font-size-asian="13pt"/>
    </style:style>
    <style:style style:name="WW_CharLFO18LVL1" style:family="text">
      <style:text-properties style:font-name-asian="Times New Roman" fo:font-weight="normal" style:font-weight-asian="normal" fo:font-size="13pt" style:font-size-asian="13pt"/>
    </style:style>
    <style:style style:name="WW_CharLFO19LVL1" style:family="text">
      <style:text-properties style:font-name-asian="Times New Roman" fo:font-weight="normal" style:font-weight-asian="normal" fo:font-size="13pt" style:font-size-asian="13pt"/>
    </style:style>
    <style:style style:name="WW_CharLFO20LVL1" style:family="text">
      <style:text-properties fo:font-size="13pt" style:font-size-asian="13pt"/>
    </style:style>
    <style:style style:name="WW_CharLFO22LVL1" style:family="text">
      <style:text-properties style:font-name-asian="Times New Roman" fo:font-weight="normal" style:font-weight-asian="normal" fo:font-size="13pt" style:font-size-asian="13pt"/>
    </style:style>
    <style:style style:name="WW_CharLFO23LVL1" style:family="text">
      <style:text-properties style:font-name-asian="Times New Roman" fo:font-weight="normal" style:font-weight-asian="normal" fo:font-size="13pt" style:font-size-asian="13pt"/>
    </style:style>
    <style:style style:name="WW_CharLFO24LVL1" style:family="text">
      <style:text-properties fo:font-weight="normal" style:font-weight-asian="normal" fo:font-size="13pt" style:font-size-asian="13pt"/>
    </style:style>
    <style:style style:name="WW_CharLFO25LVL1" style:family="text">
      <style:text-properties fo:font-weight="normal" style:font-weight-asian="normal" fo:font-size="13pt" style:font-size-asian="13pt"/>
    </style:style>
    <style:style style:name="WW_CharLFO26LVL1" style:family="text">
      <style:text-properties style:font-name-asian="Times New Roman" fo:font-weight="normal" style:font-weight-asian="normal" fo:font-size="13pt" style:font-size-asian="13pt"/>
    </style:style>
    <style:style style:name="WW_CharLFO27LVL1" style:family="text">
      <style:text-properties style:font-name-asian="Times New Roman" fo:font-weight="bold" style:font-weight-asian="bold" fo:font-size="18pt" style:font-size-asian="18pt"/>
    </style:style>
    <style:style style:name="WW_CharLFO28LVL1" style:family="text">
      <style:text-properties style:font-name-asian="Times New Roman" fo:font-weight="bold" style:font-weight-asian="bold" fo:font-size="18pt" style:font-size-asian="18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395in" text:min-label-width="0.25in"/>
      </text:list-level-style-number>
      <text:list-level-style-number text:level="2" style:num-suffix="." style:num-format="a" style:num-letter-sync="true">
        <style:list-level-properties text:space-before="1.7395in" text:min-label-width="0.25in"/>
      </text:list-level-style-number>
      <text:list-level-style-number text:level="3" style:num-suffix="." style:num-format="i">
        <style:list-level-properties fo:text-align="end" text:space-before="2.3645in" text:min-label-width="0.125in"/>
      </text:list-level-style-number>
      <text:list-level-style-number text:level="4" style:num-suffix="." style:num-format="1">
        <style:list-level-properties text:space-before="2.7395in" text:min-label-width="0.25in"/>
      </text:list-level-style-number>
      <text:list-level-style-number text:level="5" style:num-suffix="." style:num-format="a" style:num-letter-sync="true">
        <style:list-level-properties text:space-before="3.2395in" text:min-label-width="0.25in"/>
      </text:list-level-style-number>
      <text:list-level-style-number text:level="6" style:num-suffix="." style:num-format="i">
        <style:list-level-properties fo:text-align="end" text:space-before="3.8645in" text:min-label-width="0.125in"/>
      </text:list-level-style-number>
      <text:list-level-style-number text:level="7" style:num-suffix="." style:num-format="1">
        <style:list-level-properties text:space-before="4.2395in" text:min-label-width="0.25in"/>
      </text:list-level-style-number>
      <text:list-level-style-number text:level="8" style:num-suffix="." style:num-format="a" style:num-letter-sync="true">
        <style:list-level-properties text:space-before="4.7395in" text:min-label-width="0.25in"/>
      </text:list-level-style-number>
      <text:list-level-style-number text:level="9" style:num-suffix="." style:num-format="i">
        <style:list-level-properties fo:text-align="end" text:space-before="5.364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3">
      <text:list-level-style-number text:level="1" style:num-suffix=".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16">
      <text:list-level-style-number text:level="1" text:style-name="WW_CharLFO1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text:style-name="WW_CharLFO17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text:style-name="WW_CharLFO18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)" style:num-format="1">
        <style:list-level-properties text:space-before="0.2604in" text:min-label-width="0.25in"/>
      </text:list-level-style-number>
      <text:list-level-style-number text:level="2" style:num-suffix="." style:num-format="a" style:num-letter-sync="true">
        <style:list-level-properties text:space-before="0.7604in" text:min-label-width="0.25in"/>
      </text:list-level-style-number>
      <text:list-level-style-number text:level="3" style:num-suffix="." style:num-format="i">
        <style:list-level-properties fo:text-align="end" text:space-before="1.3854in" text:min-label-width="0.125in"/>
      </text:list-level-style-number>
      <text:list-level-style-number text:level="4" style:num-suffix="." style:num-format="1">
        <style:list-level-properties text:space-before="1.7604in" text:min-label-width="0.25in"/>
      </text:list-level-style-number>
      <text:list-level-style-number text:level="5" style:num-suffix="." style:num-format="a" style:num-letter-sync="true">
        <style:list-level-properties text:space-before="2.2604in" text:min-label-width="0.25in"/>
      </text:list-level-style-number>
      <text:list-level-style-number text:level="6" style:num-suffix="." style:num-format="i">
        <style:list-level-properties fo:text-align="end" text:space-before="2.8854in" text:min-label-width="0.125in"/>
      </text:list-level-style-number>
      <text:list-level-style-number text:level="7" style:num-suffix="." style:num-format="1">
        <style:list-level-properties text:space-before="3.2604in" text:min-label-width="0.25in"/>
      </text:list-level-style-number>
      <text:list-level-style-number text:level="8" style:num-suffix="." style:num-format="a" style:num-letter-sync="true">
        <style:list-level-properties text:space-before="3.7604in" text:min-label-width="0.25in"/>
      </text:list-level-style-number>
      <text:list-level-style-number text:level="9" style:num-suffix="." style:num-format="i">
        <style:list-level-properties fo:text-align="end" text:space-before="4.3854in" text:min-label-width="0.125in"/>
      </text:list-level-style-number>
    </text:list-style>
    <text:list-style style:name="LFO21">
      <text:list-level-style-number text:level="1" style:num-suffix=")" style:num-format="1">
        <style:list-level-properties text:space-before="0.7291in" text:min-label-width="0.25in"/>
      </text:list-level-style-number>
      <text:list-level-style-number text:level="2" style:num-suffix="." style:num-format="a" style:num-letter-sync="true">
        <style:list-level-properties text:space-before="1.2291in" text:min-label-width="0.25in"/>
      </text:list-level-style-number>
      <text:list-level-style-number text:level="3" style:num-suffix="." style:num-format="i">
        <style:list-level-properties fo:text-align="end" text:space-before="1.8541in" text:min-label-width="0.125in"/>
      </text:list-level-style-number>
      <text:list-level-style-number text:level="4" style:num-suffix="." style:num-format="1">
        <style:list-level-properties text:space-before="2.2291in" text:min-label-width="0.25in"/>
      </text:list-level-style-number>
      <text:list-level-style-number text:level="5" style:num-suffix="." style:num-format="a" style:num-letter-sync="true">
        <style:list-level-properties text:space-before="2.7291in" text:min-label-width="0.25in"/>
      </text:list-level-style-number>
      <text:list-level-style-number text:level="6" style:num-suffix="." style:num-format="i">
        <style:list-level-properties fo:text-align="end" text:space-before="3.3541in" text:min-label-width="0.125in"/>
      </text:list-level-style-number>
      <text:list-level-style-number text:level="7" style:num-suffix="." style:num-format="1">
        <style:list-level-properties text:space-before="3.7291in" text:min-label-width="0.25in"/>
      </text:list-level-style-number>
      <text:list-level-style-number text:level="8" style:num-suffix="." style:num-format="a" style:num-letter-sync="true">
        <style:list-level-properties text:space-before="4.2291in" text:min-label-width="0.25in"/>
      </text:list-level-style-number>
      <text:list-level-style-number text:level="9" style:num-suffix="." style:num-format="i">
        <style:list-level-properties fo:text-align="end" text:space-before="4.8541in" text:min-label-width="0.125in"/>
      </text:list-level-style-number>
    </text:list-style>
    <text:list-style style:name="LFO22">
      <text:list-level-style-number text:level="1" text:style-name="WW_CharLFO22LVL1" style:num-suffix=")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3">
      <text:list-level-style-number text:level="1" text:style-name="WW_CharLFO23LVL1" style:num-suffix=")" style:num-format="1" text:start-value="3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text:list-style style:name="LFO24">
      <text:list-level-style-number text:level="1" text:style-name="WW_CharLFO24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7">
      <text:list-level-style-number text:level="1" text:style-name="WW_CharLFO27LVL1" style:num-suffix=".1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text:style-name="WW_CharLFO28LVL1" style:num-suffix=".1." style:num-format="1" text:start-value="3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Header" style:family="paragraph">
      <style:paragraph-properties fo:text-align="center"/>
      <style:text-properties style:font-name="Times New Roman" style:font-name-complex="Times New Roman" fo:language="sr" fo:country="RS"/>
    </style:style>
    <style:style style:name="P4" style:parent-style-name="Header" style:family="paragraph">
      <style:paragraph-properties fo:text-align="center"/>
    </style:style>
    <style:style style:name="P5" style:parent-style-name="Footer" style:family="paragraph">
      <style:paragraph-properties fo:text-align="center"/>
      <style:text-properties style:font-name="Times New Roman" style:font-name-complex="Times New Roman" fo:language="sr" fo:country="RS"/>
    </style:style>
  </office:automatic-styles>
  <office:master-styles>
    <style:master-page style:name="MP0" style:page-layout-name="PL0">
      <style:footer>
        <text:p text:style-name="P2"><text:page-number text:fixed="false">7</text:page-number></text:p>
        <text:p text:style-name="Footer"/>
      </style:footer>
    </style:master-page>
    <style:master-page style:next-style-name="MP0" style:name="MPF0" style:page-layout-name="PL0">
      <style:header>
        <text:p text:style-name="P3">Математички факултет, Универзитет у Београду</text:p>
        <text:p text:style-name="P4"/>
      </style:header>
      <style:footer>
        <text:p text:style-name="P5">Београд, јануар 2017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a i Jeka</meta:initial-creator>
    <dc:creator>User</dc:creator>
    <meta:creation-date>2017-11-02T22:39:00Z</meta:creation-date>
    <dc:date>2017-11-20T14:43:00Z</dc:date>
    <meta:template xlink:href="Normal" xlink:type="simple"/>
    <meta:editing-cycles>20</meta:editing-cycles>
    <meta:editing-duration>PT15360S</meta:editing-duration>
    <meta:document-statistic meta:page-count="9" meta:paragraph-count="27" meta:word-count="2036" meta:character-count="13616" meta:row-count="96" meta:non-whitespace-character-count="11607"/>
  </office:meta>
</office:document-meta>
</file>